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"/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6.05mm" svg:y="43.87mm">
            <draw:object draw:notify-on-update-of-ranges="Sheet1.A14:Sheet1.A14 Sheet1.A15:Sheet1.A18 Sheet1.B14:Sheet1.B14 Sheet1.B15:Sheet1.B18 Sheet1.C14:Sheet1.C14 Sheet1.C15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ength</text:p>
          </table:table-cell>
          <table:table-cell table:style-name="ce2" office:value-type="string" calcext:value-type="string">
            <text:p>Modulo-cons (runs per sec)</text:p>
          </table:table-cell>
          <table:table-cell table:style-name="ce2" office:value-type="string" calcext:value-type="string">
            <text:p>Core</text:p>
            <text:p>(runs per sec)</text:p>
          </table:table-cell>
          <table:table-cell table:style-name="ce1" office:value-type="string" calcext:value-type="string">
            <text:p>Modulo-cons</text:p>
            <text:p>sec per run</text:p>
          </table:table-cell>
          <table:table-cell table:style-name="ce1" office:value-type="string" calcext:value-type="string">
            <text:p>Core</text:p>
            <text:p>sec per run</text:p>
          </table:table-cell>
          <table:table-cell table:style-name="ce1" office:value-type="string" calcext:value-type="string">
            <text:p>Modulo-cons</text:p>
            <text:p>ns per cell</text:p>
          </table:table-cell>
          <table:table-cell table:style-name="ce1" office:value-type="string" calcext:value-type="string">
            <text:p>Core</text:p>
            <text:p>ns per ce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250621" calcext:value-type="float">
            <text:p>3,250,621</text:p>
          </table:table-cell>
          <table:table-cell table:style-name="ce3" office:value-type="float" office:value="1257016" calcext:value-type="float">
            <text:p>1,257,016</text:p>
          </table:table-cell>
          <table:table-cell table:style-name="ce5" table:formula="of:=1/[.B3]" office:value-type="float" office:value="0.00000030763352602472" calcext:value-type="float">
            <text:p>3.08E-07</text:p>
          </table:table-cell>
          <table:table-cell table:style-name="ce5" table:formula="of:=1/[.C3]" office:value-type="float" office:value="0.000000795534822150235" calcext:value-type="float">
            <text:p>7.96E-07</text:p>
          </table:table-cell>
          <table:table-cell table:style-name="ce4" table:formula="of:=1000000000*[.D3]/[.A3]" office:value-type="float" office:value="30.763352602472" calcext:value-type="float">
            <text:p>30.8</text:p>
          </table:table-cell>
          <table:table-cell table:style-name="ce4" table:formula="of:=1000000000*[.E3]/[.A3]" office:value-type="float" office:value="79.5534822150235" calcext:value-type="float">
            <text:p>79.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417901" calcext:value-type="float">
            <text:p>417,901</text:p>
          </table:table-cell>
          <table:table-cell table:style-name="ce3" office:value-type="float" office:value="143628" calcext:value-type="float">
            <text:p>143,628</text:p>
          </table:table-cell>
          <table:table-cell table:style-name="ce5" table:formula="of:=1/[.B4]" office:value-type="float" office:value="0.00000239291123974338" calcext:value-type="float">
            <text:p>2.39E-06</text:p>
          </table:table-cell>
          <table:table-cell table:style-name="ce5" table:formula="of:=1/[.C4]" office:value-type="float" office:value="0.0000069624307238143" calcext:value-type="float">
            <text:p>6.96E-06</text:p>
          </table:table-cell>
          <table:table-cell table:style-name="ce4" table:formula="of:=1000000000*[.D4]/[.A4]" office:value-type="float" office:value="23.9291123974338" calcext:value-type="float">
            <text:p>23.9</text:p>
          </table:table-cell>
          <table:table-cell table:style-name="ce4" table:formula="of:=1000000000*[.E4]/[.A4]" office:value-type="float" office:value="69.624307238143" calcext:value-type="float">
            <text:p>69.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1250" calcext:value-type="float">
            <text:p>41,250</text:p>
          </table:table-cell>
          <table:table-cell table:style-name="ce3" office:value-type="float" office:value="14579" calcext:value-type="float">
            <text:p>14,579</text:p>
          </table:table-cell>
          <table:table-cell table:style-name="ce5" table:formula="of:=1/[.B5]" office:value-type="float" office:value="0.0000242424242424242" calcext:value-type="float">
            <text:p>2.42E-05</text:p>
          </table:table-cell>
          <table:table-cell table:style-name="ce5" table:formula="of:=1/[.C5]" office:value-type="float" office:value="0.0000685918101378695" calcext:value-type="float">
            <text:p>6.86E-05</text:p>
          </table:table-cell>
          <table:table-cell table:style-name="ce4" table:formula="of:=1000000000*[.D5]/[.A5]" office:value-type="float" office:value="24.2424242424242" calcext:value-type="float">
            <text:p>24.2</text:p>
          </table:table-cell>
          <table:table-cell table:style-name="ce4" table:formula="of:=1000000000*[.E5]/[.A5]" office:value-type="float" office:value="68.5918101378695" calcext:value-type="float">
            <text:p>68.6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3726" calcext:value-type="float">
            <text:p>3,726</text:p>
          </table:table-cell>
          <table:table-cell table:style-name="ce3" office:value-type="float" office:value="1201" calcext:value-type="float">
            <text:p>1,201</text:p>
          </table:table-cell>
          <table:table-cell table:style-name="ce5" table:formula="of:=1/[.B6]" office:value-type="float" office:value="0.000268384326355341" calcext:value-type="float">
            <text:p>2.68E-04</text:p>
          </table:table-cell>
          <table:table-cell table:style-name="ce5" table:formula="of:=1/[.C6]" office:value-type="float" office:value="0.000832639467110741" calcext:value-type="float">
            <text:p>8.33E-04</text:p>
          </table:table-cell>
          <table:table-cell table:style-name="ce4" table:formula="of:=1000000000*[.D6]/[.A6]" office:value-type="float" office:value="26.8384326355341" calcext:value-type="float">
            <text:p>26.8</text:p>
          </table:table-cell>
          <table:table-cell table:style-name="ce4" table:formula="of:=1000000000*[.E6]/[.A6]" office:value-type="float" office:value="83.2639467110741" calcext:value-type="float">
            <text:p>83.3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 table:style-name="ce1" table:formula="of:=[.A2]" office:value-type="string" office:string-value="length" calcext:value-type="string">
            <text:p>length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Modulo Cons</text:p>
          </table:table-cell>
          <table:table-cell table:number-columns-repeated="1021"/>
        </table:table-row>
        <table:table-row table:style-name="ro1">
          <table:table-cell table:style-name="ce1" table:formula="of:=[.A3]" office:value-type="float" office:value="10" calcext:value-type="float">
            <text:p>10</text:p>
          </table:table-cell>
          <table:table-cell table:style-name="ce4" table:formula="of:=[.G3]" office:value-type="float" office:value="79.5534822150235" calcext:value-type="float">
            <text:p>79.6</text:p>
          </table:table-cell>
          <table:table-cell table:style-name="ce4" table:formula="of:=[.F3]" office:value-type="float" office:value="30.763352602472" calcext:value-type="float">
            <text:p>30.8</text:p>
          </table:table-cell>
          <table:table-cell table:number-columns-repeated="1021"/>
        </table:table-row>
        <table:table-row table:style-name="ro1">
          <table:table-cell table:style-name="ce1" table:formula="of:=[.A4]" office:value-type="float" office:value="100" calcext:value-type="float">
            <text:p>100</text:p>
          </table:table-cell>
          <table:table-cell table:style-name="ce4" table:formula="of:=[.G4]" office:value-type="float" office:value="69.624307238143" calcext:value-type="float">
            <text:p>69.6</text:p>
          </table:table-cell>
          <table:table-cell table:style-name="ce4" table:formula="of:=[.F4]" office:value-type="float" office:value="23.9291123974338" calcext:value-type="float">
            <text:p>23.9</text:p>
          </table:table-cell>
          <table:table-cell table:number-columns-repeated="1021"/>
        </table:table-row>
        <table:table-row table:style-name="ro1">
          <table:table-cell table:style-name="ce1" table:formula="of:=[.A5]" office:value-type="float" office:value="1000" calcext:value-type="float">
            <text:p>1000</text:p>
          </table:table-cell>
          <table:table-cell table:style-name="ce4" table:formula="of:=[.G5]" office:value-type="float" office:value="68.5918101378695" calcext:value-type="float">
            <text:p>68.6</text:p>
          </table:table-cell>
          <table:table-cell table:style-name="ce4" table:formula="of:=[.F5]" office:value-type="float" office:value="24.2424242424242" calcext:value-type="float">
            <text:p>24.2</text:p>
          </table:table-cell>
          <table:table-cell table:number-columns-repeated="1021"/>
        </table:table-row>
        <table:table-row table:style-name="ro1">
          <table:table-cell table:style-name="ce1" table:formula="of:=[.A6]" office:value-type="float" office:value="10000" calcext:value-type="float">
            <text:p>10000</text:p>
          </table:table-cell>
          <table:table-cell table:style-name="ce4" table:formula="of:=[.G6]" office:value-type="float" office:value="83.2639467110741" calcext:value-type="float">
            <text:p>83.3</text:p>
          </table:table-cell>
          <table:table-cell table:style-name="ce4" table:formula="of:=[.F6]" office:value-type="float" office:value="26.8384326355341" calcext:value-type="float">
            <text:p>26.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 number:title="User-defined">
      <number:number number:decimal-places="1" loext:min-decimal-places="1" number:min-integer-digits="1"/>
    </number:number-style>
    <number:number-style style:name="N12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23:11.994000000</meta:creation-date>
    <dc:date>2021-01-09T10:53:36.691000000</dc:date>
    <meta:editing-duration>PT30M11S</meta:editing-duration>
    <meta:editing-cycles>27</meta:editing-cycles>
    <meta:generator>LibreOffice/6.2.8.2$Windows_X86_64 LibreOffice_project/f82ddfca21ebc1e222a662a32b25c0c9d20169ee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952cm" style:legend-expansion="high" chart:style-name="ch2"/>
        <chart:plot-area chart:style-name="ch3" table:cell-range-address="Sheet1.A14:Sheet1.C18" chart:data-source-has-labels="both" svg:x="1.701cm" svg:y="0.18cm" svg:width="10.624cm" svg:height="7.659cm">
          <chartooo:coordinate-region svg:x="2.322cm" svg:y="0.38cm" svg:width="9.538cm" svg:height="6.812cm"/>
          <chart:axis chart:dimension="x" chart:name="primary-x" chart:style-name="ch4" chartooo:axis-type="auto">
            <chartooo:date-scale/>
            <chart:title svg:x="6.215cm" svg:y="8.019cm" chart:style-name="ch5">
              <text:p>List length</text:p>
            </chart:title>
            <chart:categories table:cell-range-address="Sheet1.A15:Sheet1.A18"/>
          </chart:axis>
          <chart:axis chart:dimension="y" chart:name="primary-y" chart:style-name="ch6">
            <chart:title svg:x="0.451cm" svg:y="5.045cm" chart:style-name="ch7">
              <text:p>nanoseconds
per cons cell</text:p>
            </chart:title>
            <chart:grid chart:style-name="ch8" chart:class="major"/>
          </chart:axis>
          <chart:series chart:style-name="ch9" chart:values-cell-range-address="Sheet1.B15:Sheet1.B18" chart:label-cell-address="Sheet1.B14:Sheet1.B14" chart:class="chart:line">
            <chart:data-point chart:repeated="4"/>
          </chart:series>
          <chart:series chart:style-name="ch10" chart:values-cell-range-address="Sheet1.C15:Sheet1.C18" chart:label-cell-address="Sheet1.C14:Sheet1.C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Sheet1.B14:Sheet1.B14</svg:desc>
                </draw:g>
              </table:table-cell>
              <table:table-cell office:value-type="string">
                <text:p>Modulo Cons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5:Sheet1.A18</svg:desc>
                </draw:g>
              </table:table-cell>
              <table:table-cell office:value-type="float" office:value="79.5534822150235">
                <text:p>79.5534822150235</text:p>
                <draw:g>
                  <svg:desc>Sheet1.B15:Sheet1.B18</svg:desc>
                </draw:g>
              </table:table-cell>
              <table:table-cell office:value-type="float" office:value="30.763352602472">
                <text:p>30.763352602472</text:p>
                <draw:g>
                  <svg:desc>Sheet1.C15:Sheet1.C1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9.624307238143">
                <text:p>69.624307238143</text:p>
              </table:table-cell>
              <table:table-cell office:value-type="float" office:value="23.9291123974338">
                <text:p>23.92911239743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.5918101378695">
                <text:p>68.5918101378695</text:p>
              </table:table-cell>
              <table:table-cell office:value-type="float" office:value="24.2424242424242">
                <text:p>24.24242424242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3.2639467110741">
                <text:p>83.2639467110741</text:p>
              </table:table-cell>
              <table:table-cell office:value-type="float" office:value="26.8384326355341">
                <text:p>26.8384326355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